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d67" officeooo:paragraph-rsid="001cfd67"/>
    </style:style>
    <style:style style:name="P2" style:family="paragraph" style:parent-style-name="Text_20_body">
      <style:text-properties officeooo:rsid="001cfd67" officeooo:paragraph-rsid="001cfd67"/>
    </style:style>
    <style:style style:name="P3" style:family="paragraph" style:parent-style-name="Text_20_body">
      <style:text-properties officeooo:rsid="001cfd67" officeooo:paragraph-rsid="00221c1c"/>
    </style:style>
    <style:style style:name="P4" style:family="paragraph" style:parent-style-name="Text_20_body">
      <style:text-properties officeooo:rsid="00209b78" officeooo:paragraph-rsid="00209b78"/>
    </style:style>
    <style:style style:name="P5" style:family="paragraph" style:parent-style-name="Header">
      <style:text-properties officeooo:rsid="0021e37f" officeooo:paragraph-rsid="0021e37f"/>
    </style:style>
    <style:style style:name="T1" style:family="text">
      <style:text-properties officeooo:rsid="001e776a"/>
    </style:style>
    <style:style style:name="T2" style:family="text">
      <style:text-properties officeooo:rsid="0021e3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eting with client 14 November 2016</text:h>
      <text:p text:style-name="P3"><text:span text:style-name="T2">Meeting number 3.</text:span></text:p>
      <text:p text:style-name="P3">All present except <text:span text:style-name="T2">Lucas</text:span></text:p>
      <text:h text:style-name="Heading_20_2" text:outline-level="2">Layout</text:h>
      <text:p text:style-name="P1">Private person – fewer parameters</text:p>
      <text:p text:style-name="P1">Company – more parameters</text:p>
      <text:p text:style-name="P1"/>
      <text:p text:style-name="P1">The design should be sleek/modern. It should be easy to understand. </text:p>
      <text:p text:style-name="P1"/>
      <text:p text:style-name="P1"><text:tab/><text:tab/>Sebastian - ”I think we should prepare a design until next client meeting. Get <text:tab/><text:tab/><text:tab/><text:tab/><text:tab/>feedback on that and decide what more data should be included.”</text:p>
      <text:p text:style-name="P1"/>
      <text:h text:style-name="Heading_20_2" text:outline-level="2">LCOE formula</text:h>
      <text:p text:style-name="P2">We should probably not have to have a deep understanding in this. We can maybe look at wikipedia to learn. <text:span text:style-name="T1">Some of the variables can be gerenrated by other systems/sites. Most of these values should not be of great consideration by the programmers themselves but given by the user. The user should be told the things they need to give the inputs.</text:span></text:p>
      <text:h text:style-name="Heading_20_2" text:outline-level="2">Computing</text:h>
      <text:p text:style-name="P4">We will be told more about this next week.</text:p>
      <text:h text:style-name="Heading_20_2" text:outline-level="2">Next meeting</text:h>
      <text:p text:style-name="P4">Until next meeting we should create a small demo to show.</text:p>
      <text:p text:style-name="P4">We will meet Tuesday next week. (W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e37f" officeooo:paragraph-rsid="0021e37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3:46:43.999044304</meta:creation-date>
    <dc:date>2016-11-14T14:06:07.078515899</dc:date>
    <meta:editing-duration>PT8M50S</meta:editing-duration>
    <meta:editing-cycles>6</meta:editing-cycles>
    <meta:generator>LibreOffice/5.1.4.2$Linux_X86_64 LibreOffice_project/10m0$Build-2</meta:generator>
    <meta:document-statistic meta:table-count="0" meta:image-count="0" meta:object-count="0" meta:page-count="1" meta:paragraph-count="15" meta:word-count="151" meta:character-count="874" meta:non-whitespace-character-count="728"/>
  </office:meta>
</office:document-meta>
</file>